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oglio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a </text:p>
          </table:table-cell>
          <table:table-cell office:value-type="string" calcext:value-type="string">
            <text:p>cod.scontrino</text:p>
          </table:table-cell>
          <table:table-cell office:value-type="string" calcext:value-type="string">
            <text:p>quantità</text:p>
          </table:table-cell>
          <table:table-cell office:value-type="string" calcext:value-type="string">
            <text:p>cod.prodotto</text:p>
          </table:table-cell>
          <table:table-cell office:value-type="string" calcext:value-type="string">
            <text:p>subTotale</text:p>
          </table:table-cell>
          <table:table-cell office:value-type="string" calcext:value-type="string">
            <text:p>cod.iscritto</text:p>
          </table:table-cell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4-02" calcext:value-type="date">
            <text:p>02/04/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4-03" calcext:value-type="date">
            <text:p>03/04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4-04" calcext:value-type="date">
            <text:p>04/04/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4-05" calcext:value-type="date">
            <text:p>05/04/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5-06-29" calcext:value-type="date">
            <text:p>29/06/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Foglio1.A1:Foglio1.F12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14:55:06.67655126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0:44:21.964925804</meta:creation-date>
    <dc:date>2015-06-17T15:33:37.354854911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61" meta:object-count="0"/>
  </office:meta>
</office:document-meta>
</file>